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mbinar </text:p>
          </table:table-cell>
          <table:table-cell office:value-type="string" calcext:value-type="string">
            <text:p>Alfa 128.8</text:p>
          </table:table-cell>
          <table:table-cell office:value-type="string" calcext:value-type="string">
            <text:p># de ciclos tota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na.1024x76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100 iteraciones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/>
          <table:table-cell office:value-type="float" office:value="3697494563" calcext:value-type="float">
            <text:p>3697494563</text:p>
          </table:table-cell>
          <table:table-cell office:value-type="float" office:value="3761741987" calcext:value-type="float">
            <text:p>3761741987</text:p>
          </table:table-cell>
          <table:table-cell office:value-type="float" office:value="37026559049" calcext:value-type="float">
            <text:p>37026559049</text:p>
          </table:table-cell>
          <table:table-cell office:value-type="float" office:value="36900214157" calcext:value-type="float">
            <text:p>369002141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45763457" calcext:value-type="float">
            <text:p>3745763457</text:p>
          </table:table-cell>
          <table:table-cell office:value-type="float" office:value="3730283081" calcext:value-type="float">
            <text:p>3730283081</text:p>
          </table:table-cell>
          <table:table-cell office:value-type="float" office:value="37400354647" calcext:value-type="float">
            <text:p>37400354647</text:p>
          </table:table-cell>
          <table:table-cell office:value-type="float" office:value="37146849776" calcext:value-type="float">
            <text:p>371468497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29097946" calcext:value-type="float">
            <text:p>3729097946</text:p>
          </table:table-cell>
          <table:table-cell office:value-type="float" office:value="3729527395" calcext:value-type="float">
            <text:p>3729527395</text:p>
          </table:table-cell>
          <table:table-cell office:value-type="float" office:value="36966927672" calcext:value-type="float">
            <text:p>36966927672</text:p>
          </table:table-cell>
          <table:table-cell office:value-type="float" office:value="37353646441" calcext:value-type="float">
            <text:p>37353646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43331736" calcext:value-type="float">
            <text:p>3743331736</text:p>
          </table:table-cell>
          <table:table-cell office:value-type="float" office:value="3755543432" calcext:value-type="float">
            <text:p>3755543432</text:p>
          </table:table-cell>
          <table:table-cell office:value-type="float" office:value="37130794900" calcext:value-type="float">
            <text:p>37130794900</text:p>
          </table:table-cell>
          <table:table-cell office:value-type="float" office:value="36965645257" calcext:value-type="float">
            <text:p>369656452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99472217" calcext:value-type="float">
            <text:p>3699472217</text:p>
          </table:table-cell>
          <table:table-cell office:value-type="float" office:value="3717821139" calcext:value-type="float">
            <text:p>3717821139</text:p>
          </table:table-cell>
          <table:table-cell office:value-type="float" office:value="37081603363" calcext:value-type="float">
            <text:p>37081603363</text:p>
          </table:table-cell>
          <table:table-cell office:value-type="float" office:value="37206147084" calcext:value-type="float">
            <text:p>372061470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13091655" calcext:value-type="float">
            <text:p>3813091655</text:p>
          </table:table-cell>
          <table:table-cell office:value-type="float" office:value="3737205439" calcext:value-type="float">
            <text:p>3737205439</text:p>
          </table:table-cell>
          <table:table-cell office:value-type="float" office:value="36912858589" calcext:value-type="float">
            <text:p>36912858589</text:p>
          </table:table-cell>
          <table:table-cell office:value-type="float" office:value="37824691821" calcext:value-type="float">
            <text:p>378246918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31734619" calcext:value-type="float">
            <text:p>3731734619</text:p>
          </table:table-cell>
          <table:table-cell office:value-type="float" office:value="3825082856" calcext:value-type="float">
            <text:p>3825082856</text:p>
          </table:table-cell>
          <table:table-cell office:value-type="float" office:value="37377894112" calcext:value-type="float">
            <text:p>37377894112</text:p>
          </table:table-cell>
          <table:table-cell office:value-type="float" office:value="37227438165" calcext:value-type="float">
            <text:p>372274381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12795638" calcext:value-type="float">
            <text:p>3712795638</text:p>
          </table:table-cell>
          <table:table-cell office:value-type="float" office:value="3777725606" calcext:value-type="float">
            <text:p>3777725606</text:p>
          </table:table-cell>
          <table:table-cell office:value-type="float" office:value="37074158267" calcext:value-type="float">
            <text:p>37074158267</text:p>
          </table:table-cell>
          <table:table-cell office:value-type="float" office:value="37174920423" calcext:value-type="float">
            <text:p>371749204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41850183" calcext:value-type="float">
            <text:p>3741850183</text:p>
          </table:table-cell>
          <table:table-cell office:value-type="float" office:value="3823900702" calcext:value-type="float">
            <text:p>3823900702</text:p>
          </table:table-cell>
          <table:table-cell office:value-type="float" office:value="37297717371" calcext:value-type="float">
            <text:p>37297717371</text:p>
          </table:table-cell>
          <table:table-cell office:value-type="float" office:value="37041390467" calcext:value-type="float">
            <text:p>370413904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57790848" calcext:value-type="float">
            <text:p>3757790848</text:p>
          </table:table-cell>
          <table:table-cell office:value-type="float" office:value="3754409891" calcext:value-type="float">
            <text:p>3754409891</text:p>
          </table:table-cell>
          <table:table-cell office:value-type="float" office:value="37345761289" calcext:value-type="float">
            <text:p>37345761289</text:p>
          </table:table-cell>
          <table:table-cell office:value-type="float" office:value="37498788324" calcext:value-type="float">
            <text:p>37498788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7:.B16])" office:value-type="float" office:value="3737242286.2" calcext:value-type="float">
            <text:p>3737242286.2</text:p>
          </table:table-cell>
          <table:table-cell table:formula="of:=AVERAGE([.C7:.C16])" office:value-type="float" office:value="3761324152.8" calcext:value-type="float">
            <text:p>3761324152.8</text:p>
          </table:table-cell>
          <table:table-cell table:formula="of:=AVERAGE([.D7:.D16])" office:value-type="float" office:value="37161462925.9" calcext:value-type="float">
            <text:p>37161462925.9</text:p>
          </table:table-cell>
          <table:table-cell table:formula="of:=AVERAGE([.E7:.E16])" office:value-type="float" office:value="37233973191.5" calcext:value-type="float">
            <text:p>37233973191.5</text:p>
          </table:table-cell>
          <table:table-cell table:formula="of:=AVERAGE([.F7:.F16])" office:value-type="string" office:string-value="" calcext:value-type="error">
            <text:p>#DIV/0!</text:p>
          </table:table-cell>
          <table:table-cell table:formula="of:=AVERAGE([.G7:.G1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inimo</text:p>
          </table:table-cell>
          <table:table-cell table:formula="of:=MIN([.B7:.B16])" office:value-type="float" office:value="3697494563" calcext:value-type="float">
            <text:p>3697494563</text:p>
          </table:table-cell>
          <table:table-cell table:formula="of:=MIN([.C7:.C16])" office:value-type="float" office:value="3717821139" calcext:value-type="float">
            <text:p>3717821139</text:p>
          </table:table-cell>
          <table:table-cell table:formula="of:=MIN([.D7:.D16])" office:value-type="float" office:value="36912858589" calcext:value-type="float">
            <text:p>36912858589</text:p>
          </table:table-cell>
          <table:table-cell table:formula="of:=MIN([.E7:.E16])" office:value-type="float" office:value="36900214157" calcext:value-type="float">
            <text:p>36900214157</text:p>
          </table:table-cell>
          <table:table-cell table:formula="of:=MIN([.F7:.F16])" office:value-type="float" office:value="0" calcext:value-type="float">
            <text:p>0</text:p>
          </table:table-cell>
          <table:table-cell table:formula="of:=MIN([.G7:.G16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761324152.8" calcext:value-type="float">
            <text:p>3761324152.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22]*[.C21]/[.D21]" office:value-type="float" office:value="99.3597503001151" calcext:value-type="float">
            <text:p>99.3597503001</text:p>
          </table:table-cell>
          <table:table-cell office:value-type="float" office:value="3737242286.2" calcext:value-type="float">
            <text:p>3737242286.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2:38:21.364664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08:24:08.961940439</meta:creation-date>
    <dc:date>2016-10-25T15:29:39.289268667</dc:date>
    <meta:editing-duration>PT48M26S</meta:editing-duration>
    <meta:editing-cycles>2</meta:editing-cycles>
    <meta:generator>LibreOffice/5.1.4.2$Linux_X86_64 LibreOffice_project/10m0$Build-2</meta:generator>
    <meta:document-statistic meta:table-count="1" meta:cell-count="71" meta:object-count="0"/>
  </office:meta>
</office:document-meta>
</file>